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610000023D1C5BC4AD7C1DAF7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11cm" svg:height="15.161cm" svg:x="2.631cm" svg:y="7.378cm">
          <draw:image xlink:href="Pictures/10000000000002610000023D1C5BC4AD7C1DAF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2:00:32.178582269</meta:creation-date>
    <dc:date>2018-03-06T12:00:50.556464345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